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F9B40B3A59E0DA8.png" manifest:media-type="image/png"/>
  <manifest:file-entry manifest:full-path="Pictures/100002010000064000000384109145F607A17E71.png" manifest:media-type="image/png"/>
  <manifest:file-entry manifest:full-path="Pictures/10000201000006400000038438046789F0159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0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0.885cm" svg:width="17cm" svg:height="12.993cm" draw:z-index="0"><draw:image xlink:href="Pictures/100002010000064000000384109145F607A17E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-0.397cm" svg:y="0.069cm" svg:width="17cm" svg:height="9.562cm" draw:z-index="1"><draw:image xlink:href="Pictures/10000201000006400000038438046789F0159188.png" xlink:type="simple" xlink:show="embed" xlink:actuate="onLoad" loext:mime-type="image/png"/></draw:frame></text:p>
      <text:p text:style-name="Standard"><draw:frame draw:style-name="fr2" draw:name="Image3" text:anchor-type="paragraph" svg:x="-0.238cm" svg:y="0.385cm" svg:width="17cm" svg:height="9.562cm" draw:z-index="2"><draw:image xlink:href="Pictures/100002010000064000000384CF9B40B3A59E0DA8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31:15.255604971</meta:creation-date>
    <dc:date>2022-03-22T16:28:21.023768679</dc:date>
    <meta:editing-duration>PT46M55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